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list-style-name="LFO2" style:family="paragraph"/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P36" style:parent-style-name="Normal" style:list-style-name="LFO4" style:family="paragraph"/>
    <style:style style:name="P37" style:parent-style-name="Normal" style:list-style-name="LFO4" style:family="paragraph"/>
    <style:style style:name="P38" style:parent-style-name="Normal" style:list-style-name="LFO4" style:family="paragraph"/>
    <style:style style:name="P39" style:parent-style-name="Normal" style:list-style-name="LFO4" style:family="paragraph"/>
    <style:style style:name="P40" style:parent-style-name="Normal" style:list-style-name="LFO5" style:family="paragraph"/>
    <style:style style:name="P41" style:parent-style-name="Normal" style:list-style-name="LFO5" style:family="paragraph"/>
    <style:style style:name="P42" style:parent-style-name="Normal" style:list-style-name="LFO5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list-style-name="LFO6" style:family="paragraph"/>
    <style:style style:name="P46" style:parent-style-name="Normal" style:list-style-name="LFO6" style:family="paragraph"/>
    <style:style style:name="P47" style:parent-style-name="Normal" style:list-style-name="LFO6" style:family="paragraph"/>
    <style:style style:name="P48" style:parent-style-name="Normal" style:list-style-name="LFO6" style:family="paragraph"/>
    <style:style style:name="P49" style:parent-style-name="Normal" style:list-style-name="LFO6" style:family="paragraph"/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ableColumn56" style:family="table-column">
      <style:table-column-properties style:column-width="1.8784in"/>
    </style:style>
    <style:style style:name="TableColumn57" style:family="table-column">
      <style:table-column-properties style:column-width="2.4062in"/>
    </style:style>
    <style:style style:name="Table55" style:family="table">
      <style:table-properties style:width="4.2847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list-style-name="LFO7" style:family="paragraph"/>
    <style:style style:name="P89" style:parent-style-name="Normal" style:list-style-name="LFO7" style:family="paragraph"/>
    <style:style style:name="P90" style:parent-style-name="Normal" style:list-style-name="LFO7" style:family="paragraph"/>
    <style:style style:name="P91" style:parent-style-name="Normal" style:list-style-name="LFO7" style:family="paragraph"/>
    <style:style style:name="P92" style:parent-style-name="Normal" style:list-style-name="LFO7" style:family="paragraph"/>
    <style:style style:name="P93" style:parent-style-name="Normal" style:list-style-name="LFO7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8" style:family="paragraph"/>
    <style:style style:name="P99" style:parent-style-name="Normal" style:list-style-name="LFO8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8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list-style-name="LFO8" style:family="paragraph"/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list-style-name="LFO9" style:family="paragraph"/>
    <style:style style:name="P106" style:parent-style-name="Normal" style:list-style-name="LFO9" style:family="paragraph"/>
    <style:style style:name="P107" style:parent-style-name="Normal" style:list-style-name="LFO9" style:family="paragraph"/>
    <style:style style:name="P108" style:parent-style-name="Normal" style:list-style-name="LFO9" style:family="paragraph"/>
    <style:style style:name="P109" style:parent-style-name="Normal" style:list-style-name="LFO9" style:family="paragraph"/>
    <style:style style:name="P110" style:parent-style-name="Normal" style:list-style-name="LFO9" style:family="paragraph"/>
    <style:style style:name="P111" style:parent-style-name="Normal" style:list-style-name="LFO9" style:family="paragraph"/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list-style-name="LFO10" style:family="paragraph"/>
    <style:style style:name="P115" style:parent-style-name="Normal" style:list-style-name="LFO10" style:family="paragraph"/>
    <style:style style:name="P116" style:parent-style-name="Normal" style:list-style-name="LFO10" style:family="paragraph"/>
    <style:style style:name="P117" style:parent-style-name="Normal" style:list-style-name="LFO10" style:family="paragraph"/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list-style-name="LFO11" style:family="paragraph"/>
    <style:style style:name="P120" style:parent-style-name="Normal" style:list-style-name="LFO11" style:family="paragraph"/>
    <style:style style:name="P121" style:parent-style-name="Normal" style:list-style-name="LFO11" style:family="paragraph"/>
    <style:style style:name="P122" style:parent-style-name="Normal" style:list-style-name="LFO11" style:family="paragraph"/>
    <style:style style:name="P123" style:parent-style-name="Normal" style:list-style-name="LFO11" style:family="paragraph"/>
    <style:style style:name="P124" style:parent-style-name="Normal" style:list-style-name="LFO11" style:family="paragraph"/>
    <style:style style:name="P125" style:parent-style-name="Normal" style:list-style-name="LFO11" style:family="paragraph"/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list-style-name="LFO12" style:family="paragraph"/>
    <style:style style:name="P128" style:parent-style-name="Normal" style:list-style-name="LFO12" style:family="paragraph"/>
    <style:style style:name="P129" style:parent-style-name="Normal" style:list-style-name="LFO12" style:family="paragraph"/>
    <style:style style:name="P130" style:parent-style-name="Normal" style:list-style-name="LFO12" style:family="paragraph"/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list-style-name="LFO13" style:family="paragraph"/>
    <style:style style:name="P134" style:parent-style-name="Normal" style:list-style-name="LFO13" style:family="paragraph"/>
    <style:style style:name="P135" style:parent-style-name="Normal" style:list-style-name="LFO13" style:family="paragraph"/>
    <style:style style:name="P136" style:parent-style-name="Normal" style:list-style-name="LFO13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list-style-name="LFO14" style:family="paragraph"/>
    <style:style style:name="P140" style:parent-style-name="Normal" style:list-style-name="LFO14" style:family="paragraph"/>
    <style:style style:name="P141" style:parent-style-name="Normal" style:list-style-name="LFO14" style:family="paragraph"/>
    <style:style style:name="P142" style:parent-style-name="Normal" style:list-style-name="LFO14" style:family="paragraph"/>
    <style:style style:name="P143" style:parent-style-name="Normal" style:list-style-name="LFO14" style:family="paragraph"/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P146" style:parent-style-name="Normal" style:list-style-name="LFO15" style:family="paragraph"/>
    <style:style style:name="P147" style:parent-style-name="Normal" style:list-style-name="LFO15" style:family="paragraph"/>
    <style:style style:name="P148" style:parent-style-name="Normal" style:list-style-name="LFO15" style:family="paragraph"/>
    <style:style style:name="P149" style:parent-style-name="Normal" style:list-style-name="LFO15" style:family="paragraph"/>
    <style:style style:name="P150" style:parent-style-name="Normal" style:list-style-name="LFO15" style:family="paragraph"/>
    <style:style style:name="P151" style:parent-style-name="Normal" style:list-style-name="LFO15" style:family="paragraph"/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list-style-name="LFO16" style:family="paragraph"/>
    <style:style style:name="P154" style:parent-style-name="Normal" style:list-style-name="LFO16" style:family="paragraph"/>
    <style:style style:name="P155" style:parent-style-name="Normal" style:list-style-name="LFO16" style:family="paragraph"/>
    <style:style style:name="P156" style:parent-style-name="Normal" style:list-style-name="LFO16" style:family="paragraph"/>
    <style:style style:name="P157" style:parent-style-name="Normal" style:list-style-name="LFO16" style:family="paragraph"/>
    <style:style style:name="P158" style:parent-style-name="Normal" style:family="paragraph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list-style-name="LFO17" style:family="paragraph"/>
    <style:style style:name="P161" style:parent-style-name="Normal" style:list-style-name="LFO17" style:family="paragraph"/>
    <style:style style:name="P162" style:parent-style-name="Normal" style:list-style-name="LFO17" style:family="paragraph"/>
    <style:style style:name="P163" style:parent-style-name="Normal" style:family="paragraph">
      <style:text-properties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Normal" style:list-style-name="LFO18" style:family="paragraph"/>
    <style:style style:name="P166" style:parent-style-name="Normal" style:list-style-name="LFO18" style:family="paragraph"/>
    <style:style style:name="P167" style:parent-style-name="Normal" style:list-style-name="LFO18" style:family="paragraph"/>
    <style:style style:name="P168" style:parent-style-name="Normal" style:list-style-name="LFO18" style:family="paragraph"/>
    <style:style style:name="P169" style:parent-style-name="Normal" style:list-style-name="LFO18" style:family="paragraph"/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P172" style:parent-style-name="Normal" style:list-style-name="LFO19" style:family="paragraph"/>
    <style:style style:name="P173" style:parent-style-name="Normal" style:list-style-name="LFO19" style:family="paragraph"/>
    <style:style style:name="P174" style:parent-style-name="Normal" style:family="paragraph">
      <style:text-properties fo:font-weight="bold" style:font-weight-asian="bold" style:font-weight-complex="bold"/>
    </style:style>
    <style:style style:name="TableColumn176" style:family="table-column">
      <style:table-column-properties style:column-width="0.9027in"/>
    </style:style>
    <style:style style:name="TableColumn177" style:family="table-column">
      <style:table-column-properties style:column-width="0.9395in"/>
    </style:style>
    <style:style style:name="Table175" style:family="table">
      <style:table-properties style:width="1.8423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TableRow183" style:family="table-row">
      <style:table-row-properties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92" style:family="table-row">
      <style:table-row-properties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Normal" style:list-style-name="LFO20" style:family="paragraph"/>
    <style:style style:name="P198" style:parent-style-name="Normal" style:list-style-name="LFO20" style:family="paragraph"/>
    <style:style style:name="P199" style:parent-style-name="Normal" style:list-style-name="LFO20" style:family="paragraph"/>
    <style:style style:name="P200" style:parent-style-name="Normal" style:list-style-name="LFO20" style:family="paragraph"/>
    <style:style style:name="P201" style:parent-style-name="Normal" style:family="paragraph">
      <style:text-properties fo:font-weight="bold" style:font-weight-asian="bold" style:font-weight-complex="bold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Normal" style:list-style-name="LFO21" style:family="paragraph"/>
    <style:style style:name="P204" style:parent-style-name="Normal" style:list-style-name="LFO21" style:family="paragraph"/>
    <style:style style:name="P205" style:parent-style-name="Normal" style:list-style-name="LFO21" style:family="paragraph"/>
    <style:style style:name="P206" style:parent-style-name="Normal" style:list-style-name="LFO21" style:family="paragraph"/>
    <style:style style:name="P207" style:parent-style-name="Normal" style:list-style-name="LFO21" style:family="paragraph"/>
    <style:style style:name="P208" style:parent-style-name="Normal" style:list-style-name="LFO21" style:family="paragraph"/>
    <style:style style:name="P209" style:parent-style-name="Normal" style:list-style-name="LFO22" style:family="paragraph"/>
    <style:style style:name="P210" style:parent-style-name="Normal" style:list-style-name="LFO22" style:family="paragraph"/>
    <style:style style:name="P211" style:parent-style-name="Normal" style:list-style-name="LFO22" style:family="paragraph"/>
    <style:style style:name="P212" style:parent-style-name="Normal" style:family="paragraph">
      <style:text-properties fo:font-weight="bold" style:font-weight-asian="bold" style:font-weight-complex="bold"/>
    </style:style>
    <style:style style:name="P213" style:parent-style-name="Normal" style:list-style-name="LFO23" style:family="paragraph"/>
    <style:style style:name="T214" style:parent-style-name="DefaultParagraphFont" style:family="text">
      <style:text-properties fo:font-weight="bold" style:font-weight-asian="bold" style:font-weight-complex="bold"/>
    </style:style>
    <style:style style:name="P215" style:parent-style-name="Normal" style:list-style-name="LFO23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list-style-name="LFO23" style:family="paragraph"/>
    <style:style style:name="T218" style:parent-style-name="DefaultParagraphFont" style:family="text">
      <style:text-properties fo:font-weight="bold" style:font-weight-asian="bold" style:font-weight-complex="bold"/>
    </style:style>
    <style:style style:name="P219" style:parent-style-name="Normal" style:list-style-name="LFO23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Normal" style:list-style-name="LFO23" style:family="paragraph"/>
    <style:style style:name="T222" style:parent-style-name="DefaultParagraphFont" style:family="text">
      <style:text-properties fo:font-weight="bold" style:font-weight-asian="bold" style:font-weight-complex="bold"/>
    </style:style>
    <style:style style:name="P223" style:parent-style-name="Normal" style:list-style-name="LFO23" style:family="paragraph"/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Normal" style:list-style-name="LFO23" style:family="paragraph"/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P228" style:parent-style-name="Normal" style:list-style-name="LFO24" style:family="paragraph"/>
    <style:style style:name="P229" style:parent-style-name="Normal" style:list-style-name="LFO24" style:family="paragraph"/>
    <style:style style:name="P230" style:parent-style-name="Normal" style:list-style-name="LFO24" style:family="paragraph"/>
    <style:style style:name="P231" style:parent-style-name="Normal" style:list-style-name="LFO24" style:family="paragraph"/>
    <style:style style:name="P232" style:parent-style-name="Normal" style:list-style-name="LFO24" style:family="paragraph"/>
    <style:style style:name="P233" style:parent-style-name="Normal" style:list-style-name="LFO24" style:family="paragraph"/>
    <style:style style:name="P234" style:parent-style-name="Normal" style:family="paragraph">
      <style:text-properties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Normal" style:list-style-name="LFO25" style:family="paragraph"/>
    <style:style style:name="P237" style:parent-style-name="Normal" style:list-style-name="LFO25" style:family="paragraph"/>
    <style:style style:name="P238" style:parent-style-name="Normal" style:list-style-name="LFO25" style:family="paragraph"/>
    <style:style style:name="P239" style:parent-style-name="Normal" style:family="paragraph">
      <style:text-properties fo:font-weight="bold" style:font-weight-asian="bold" style:font-weight-complex="bold"/>
    </style:style>
    <style:style style:name="T240" style:parent-style-name="DefaultParagraphFont" style:family="text">
      <style:text-properties style:font-name="Segoe UI Emoji" style:font-name-complex="Segoe UI Emoji"/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T242" style:parent-style-name="DefaultParagraphFont" style:family="text">
      <style:text-properties style:font-name="Segoe UI Emoji" style:font-name-complex="Segoe UI Emoji"/>
    </style:style>
    <style:style style:name="T243" style:parent-style-name="Hyperlink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style:font-name="Segoe UI Emoji" style:font-name-complex="Segoe UI Emoji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ublime Sounds Whitepaper</text:p>
      <text:p text:style-name="Normal"><text:span text:style-name="T2">Music, Ownership, Play-to-Earn, and Digital Culture on WAX</text:span></text:p>
      <text:p text:style-name="Normal"><draw:custom-shape svg:x="0in" svg:y="0in" svg:width="45.51042in" svg:height="0.00139in" draw:z-index="0" draw:id="id0" draw:style-name="a0" draw:name="Horizontal Line 139" text:anchor-type="as-char"><svg:title/><svg:desc/><draw:enhanced-geometry draw:type="non-primitive" svg:viewBox="0 0 21600 21600" draw:enhanced-path="M 0 0 L 21600 0 21600 21600 0 21600 Z N"/></draw:custom-shape></text:p>
      <text:p text:style-name="P3">1. Executive Summary</text:p>
      <text:p text:style-name="Normal">Sublime Sounds is a Web3-native music ecosystem built on the<text:s/><text:span text:style-name="T4">WAX blockchain</text:span>, combining<text:s/><text:span text:style-name="T5">Music NFTs</text:span>,<text:s/><text:span text:style-name="T6">Artist NFT Cards</text:span>,<text:s/><text:span text:style-name="T7">staking rewards</text:span>, and<text:s/><text:span text:style-name="T8">interactive gameplay</text:span><text:s/>into a unified platform.</text:p>
      <text:p text:style-name="Normal">At its core, Sublime Sounds enables:</text:p>
      <text:list text:style-name="LFO1" text:continue-numbering="true">
        <text:list-item>
          <text:p text:style-name="P9">True ownership of rare and exclusive music content</text:p>
        </text:list-item>
        <text:list-item>
          <text:p text:style-name="P10">Direct economic participation for artists and fans</text:p>
        </text:list-item>
        <text:list-item>
          <text:p text:style-name="P11">Gamified engagement through<text:s/><text:span text:style-name="T12">Rhythm Master</text:span>, a play-to-earn rhythm game</text:p>
        </text:list-item>
        <text:list-item>
          <text:p text:style-name="P13">Long-term value accrual via the<text:s/><text:span text:style-name="T14">Sublime Sounds Network Token ($SSN)</text:span></text:p>
        </text:list-item>
      </text:list>
      <text:p text:style-name="Normal">By merging collectible culture, decentralized finance, and interactive entertainment, Sublime Sounds creates a sustainable and artist-first digital music economy.</text:p>
      <text:p text:style-name="Normal"><draw:custom-shape svg:x="0in" svg:y="0in" svg:width="45.51042in" svg:height="0.00139in" draw:z-index="0" draw:id="id1" draw:style-name="a1" draw:name="Horizontal Line 140" text:anchor-type="as-char"><svg:title/><svg:desc/><draw:enhanced-geometry draw:type="non-primitive" svg:viewBox="0 0 21600 21600" draw:enhanced-path="M 0 0 L 21600 0 21600 21600 0 21600 Z N"/></draw:custom-shape></text:p>
      <text:p text:style-name="P15">2. Vision &amp; Mission</text:p>
      <text:p text:style-name="P16">Vision</text:p>
      <text:p text:style-name="Normal">To become the leading blockchain-powered music ecosystem where artists, collectors, and players coexist, collaborate, and earn.</text:p>
      <text:p text:style-name="P17">Mission</text:p>
      <text:list text:style-name="LFO2" text:continue-numbering="true">
        <text:list-item>
          <text:p text:style-name="P18">Empower artists with fair, transparent monetization</text:p>
        </text:list-item>
        <text:list-item>
          <text:p text:style-name="P19">Give fans verifiable ownership of music and culture</text:p>
        </text:list-item>
        <text:list-item>
          <text:p text:style-name="P20">Create engaging experiences beyond passive listening</text:p>
        </text:list-item>
        <text:list-item>
          <text:p text:style-name="P21">Build long-term value through NFTs, staking, and gameplay</text:p>
        </text:list-item>
      </text:list>
      <text:p text:style-name="Normal"><draw:custom-shape svg:x="0in" svg:y="0in" svg:width="45.51042in" svg:height="0.00139in" draw:z-index="0" draw:id="id2" draw:style-name="a2" draw:name="Horizontal Line 141" text:anchor-type="as-char"><svg:title/><svg:desc/><draw:enhanced-geometry draw:type="non-primitive" svg:viewBox="0 0 21600 21600" draw:enhanced-path="M 0 0 L 21600 0 21600 21600 0 21600 Z N"/></draw:custom-shape></text:p>
      <text:p text:style-name="P22">3. The Sublime Sounds Ecosystem</text:p>
      <text:p text:style-name="Normal">The Sublime Sounds ecosystem consists of five interconnected pillars:</text:p>
      <text:list text:style-name="LFO3" text:continue-numbering="true">
        <text:list-item>
          <text:p text:style-name="P23"><text:span text:style-name="T24">Music NFTs</text:span></text:p>
        </text:list-item>
        <text:list-item>
          <text:p text:style-name="P25"><text:span text:style-name="T26">Artist NFT Cards</text:span></text:p>
        </text:list-item>
        <text:list-item>
          <text:p text:style-name="P27"><text:span text:style-name="T28">Rhythm Master (Play-to-Earn Game)</text:span></text:p>
        </text:list-item>
        <text:list-item>
          <text:p text:style-name="P29"><text:span text:style-name="T30">$SSN Token Economy</text:span></text:p>
        </text:list-item>
        <text:list-item>
          <text:p text:style-name="P31"><text:span text:style-name="T32">Community &amp; Membership Layer</text:span></text:p>
        </text:list-item>
      </text:list>
      <text:soft-page-break/>
      <text:p text:style-name="Normal">Each component reinforces the others, creating a circular value loop.</text:p>
      <text:p text:style-name="Normal"><draw:custom-shape svg:x="0in" svg:y="0in" svg:width="45.51042in" svg:height="0.00139in" draw:z-index="0" draw:id="id3" draw:style-name="a3" draw:name="Horizontal Line 142" text:anchor-type="as-char"><svg:title/><svg:desc/><draw:enhanced-geometry draw:type="non-primitive" svg:viewBox="0 0 21600 21600" draw:enhanced-path="M 0 0 L 21600 0 21600 21600 0 21600 Z N"/></draw:custom-shape></text:p>
      <text:p text:style-name="P33">4. Music NFTs</text:p>
      <text:p text:style-name="P34">What Are Music NFTs?</text:p>
      <text:p text:style-name="Normal">Sublime Sounds Music NFTs represent exclusive digital music content, including:</text:p>
      <text:list text:style-name="LFO4" text:continue-numbering="true">
        <text:list-item>
          <text:p text:style-name="P35">Singles</text:p>
        </text:list-item>
        <text:list-item>
          <text:p text:style-name="P36">Albums</text:p>
        </text:list-item>
        <text:list-item>
          <text:p text:style-name="P37">Alternate versions</text:p>
        </text:list-item>
        <text:list-item>
          <text:p text:style-name="P38">Rare or unreleased tracks</text:p>
        </text:list-item>
        <text:list-item>
          <text:p text:style-name="P39">Audio-visual experiences</text:p>
        </text:list-item>
      </text:list>
      <text:p text:style-name="Normal">Each NFT is minted on WAX, providing:</text:p>
      <text:list text:style-name="LFO5" text:continue-numbering="true">
        <text:list-item>
          <text:p text:style-name="P40">Verifiable ownership</text:p>
        </text:list-item>
        <text:list-item>
          <text:p text:style-name="P41">Immutable provenance</text:p>
        </text:list-item>
        <text:list-item>
          <text:p text:style-name="P42">On-chain scarcity</text:p>
        </text:list-item>
      </text:list>
      <text:p text:style-name="Normal">Even though digital media can be copied,<text:s/><text:span text:style-name="T43">ownership of the NFT cannot be forged</text:span>.</text:p>
      <text:p text:style-name="Normal">Not everyone can own a physical #1–10 vinyl pressing —<text:line-break/>but anyone can own a #1–10 digital master.</text:p>
      <text:p text:style-name="Normal"><draw:custom-shape svg:x="0in" svg:y="0in" svg:width="45.51042in" svg:height="0.00139in" draw:z-index="0" draw:id="id4" draw:style-name="a4" draw:name="Horizontal Line 143" text:anchor-type="as-char"><svg:title/><svg:desc/><draw:enhanced-geometry draw:type="non-primitive" svg:viewBox="0 0 21600 21600" draw:enhanced-path="M 0 0 L 21600 0 21600 21600 0 21600 Z N"/></draw:custom-shape></text:p>
      <text:p text:style-name="P44">Music NFT Utility</text:p>
      <text:p text:style-name="Normal">Music NFTs may:</text:p>
      <text:list text:style-name="LFO6" text:continue-numbering="true">
        <text:list-item>
          <text:p text:style-name="P45">Be staked to earn $SSN</text:p>
        </text:list-item>
        <text:list-item>
          <text:p text:style-name="P46">Unlock Artist NFT Cards</text:p>
        </text:list-item>
        <text:list-item>
          <text:p text:style-name="P47">Be playable inside Rhythm Master</text:p>
        </text:list-item>
        <text:list-item>
          <text:p text:style-name="P48">Grant whitelist or early access rights</text:p>
        </text:list-item>
        <text:list-item>
          <text:p text:style-name="P49">Be used in future live or virtual events</text:p>
        </text:list-item>
      </text:list>
      <text:p text:style-name="Normal"><draw:custom-shape svg:x="0in" svg:y="0in" svg:width="45.51042in" svg:height="0.00139in" draw:z-index="0" draw:id="id5" draw:style-name="a5" draw:name="Horizontal Line 144" text:anchor-type="as-char"><svg:title/><svg:desc/><draw:enhanced-geometry draw:type="non-primitive" svg:viewBox="0 0 21600 21600" draw:enhanced-path="M 0 0 L 21600 0 21600 21600 0 21600 Z N"/></draw:custom-shape></text:p>
      <text:p text:style-name="P50">5. Artist NFT Cards</text:p>
      <text:p text:style-name="P51">Revisions &amp; Structure</text:p>
      <text:p text:style-name="Normal">Artist NFT Cards are released in<text:s/><text:span text:style-name="T52">revisions</text:span><text:s/>(r1, r2, r3, etc.), with each revision containing<text:s/><text:span text:style-name="T53">5–20 artists</text:span>.</text:p>
      <text:p text:style-name="Normal">Each artist has<text:s/><text:span text:style-name="T54">7 card types</text:span>:</text:p>
      <table:table table:style-name="Table55">
        <table:table-columns>
          <table:table-column table:style-name="TableColumn56"/>
          <table:table-column table:style-name="TableColumn57"/>
        </table:table-columns>
        <table:table-header-rows>
          <table:table-row table:style-name="TableRow58">
            <table:table-cell table:style-name="TableCell59">
              <text:soft-page-break/>
              <text:p text:style-name="P60">Rarity</text:p>
            </table:table-cell>
            <table:table-cell table:style-name="TableCell61">
              <text:p text:style-name="P62">Supply (per artist / revision)</text:p>
            </table:table-cell>
          </table:table-row>
        </table:table-header-rows>
        <table:table-row table:style-name="TableRow63">
          <table:table-cell table:style-name="TableCell64">
            <text:p text:style-name="Normal">Common</text:p>
          </table:table-cell>
          <table:table-cell table:style-name="TableCell65">
            <text:p text:style-name="Normal">Unlimited (bundled with music NFT)</text:p>
          </table:table-cell>
        </table:table-row>
        <table:table-row table:style-name="TableRow66">
          <table:table-cell table:style-name="TableCell67">
            <text:p text:style-name="Normal">Rare</text:p>
          </table:table-cell>
          <table:table-cell table:style-name="TableCell68">
            <text:p text:style-name="Normal">300</text:p>
          </table:table-cell>
        </table:table-row>
        <table:table-row table:style-name="TableRow69">
          <table:table-cell table:style-name="TableCell70">
            <text:p text:style-name="Normal">Epic</text:p>
          </table:table-cell>
          <table:table-cell table:style-name="TableCell71">
            <text:p text:style-name="Normal">200</text:p>
          </table:table-cell>
        </table:table-row>
        <table:table-row table:style-name="TableRow72">
          <table:table-cell table:style-name="TableCell73">
            <text:p text:style-name="Normal">Legendary</text:p>
          </table:table-cell>
          <table:table-cell table:style-name="TableCell74">
            <text:p text:style-name="Normal">100</text:p>
          </table:table-cell>
        </table:table-row>
        <table:table-row table:style-name="TableRow75">
          <table:table-cell table:style-name="TableCell76">
            <text:p text:style-name="Normal">Mythic</text:p>
          </table:table-cell>
          <table:table-cell table:style-name="TableCell77">
            <text:p text:style-name="Normal">25</text:p>
          </table:table-cell>
        </table:table-row>
        <table:table-row table:style-name="TableRow78">
          <table:table-cell table:style-name="TableCell79">
            <text:p text:style-name="Normal">Common Set Reward</text:p>
          </table:table-cell>
          <table:table-cell table:style-name="TableCell80">
            <text:p text:style-name="Normal">250</text:p>
          </table:table-cell>
        </table:table-row>
        <table:table-row table:style-name="TableRow81">
          <table:table-cell table:style-name="TableCell82">
            <text:p text:style-name="Normal">Platinum Artist Disc Reward</text:p>
          </table:table-cell>
          <table:table-cell table:style-name="TableCell83">
            <text:p text:style-name="Normal">10</text:p>
          </table:table-cell>
        </table:table-row>
      </table:table>
      <text:p text:style-name="Normal"><draw:custom-shape svg:x="0in" svg:y="0in" svg:width="45.51042in" svg:height="0.00139in" draw:z-index="0" draw:id="id6" draw:style-name="a6" draw:name="Horizontal Line 145" text:anchor-type="as-char"><svg:title/><svg:desc/><draw:enhanced-geometry draw:type="non-primitive" svg:viewBox="0 0 21600 21600" draw:enhanced-path="M 0 0 L 21600 0 21600 21600 0 21600 Z N"/></draw:custom-shape></text:p>
      <text:p text:style-name="P84">No RNG – Earn Through Commitment</text:p>
      <text:p text:style-name="Normal">There is<text:s/><text:span text:style-name="T85">no random chance</text:span><text:s/>involved in receiving rarer cards.</text:p>
      <text:p text:style-name="Normal">Rarer cards are earned by<text:s/><text:span text:style-name="T86">collecting and holding</text:span><text:s/>Sublime Sounds releases.</text:p>
      <text:p text:style-name="P87">Redemption Rules</text:p>
      <text:list text:style-name="LFO7" text:continue-numbering="true">
        <text:list-item>
          <text:p text:style-name="P88">10 different releases → Rare Card</text:p>
        </text:list-item>
        <text:list-item>
          <text:p text:style-name="P89">15 releases → Epic Card</text:p>
        </text:list-item>
        <text:list-item>
          <text:p text:style-name="P90">20 releases → Legendary Card</text:p>
        </text:list-item>
        <text:list-item>
          <text:p text:style-name="P91">25 releases → Mythic Card</text:p>
        </text:list-item>
        <text:list-item>
          <text:p text:style-name="P92">Full Common → Mythic set → Platinum Disc Reward</text:p>
        </text:list-item>
        <text:list-item>
          <text:p text:style-name="P93">Full Common card set → Common Set Reward</text:p>
        </text:list-item>
      </text:list>
      <text:p text:style-name="Normal">Once supply limits are reached,<text:s/><text:span text:style-name="T94">no further redemptions are possible</text:span>.</text:p>
      <text:p text:style-name="Normal"><draw:custom-shape svg:x="0in" svg:y="0in" svg:width="45.51042in" svg:height="0.00139in" draw:z-index="0" draw:id="id7" draw:style-name="a7" draw:name="Horizontal Line 146" text:anchor-type="as-char"><svg:title/><svg:desc/><draw:enhanced-geometry draw:type="non-primitive" svg:viewBox="0 0 21600 21600" draw:enhanced-path="M 0 0 L 21600 0 21600 21600 0 21600 Z N"/></draw:custom-shape></text:p>
      <text:p text:style-name="P95">6. Rhythm Master – Play-to-Earn Music Game</text:p>
      <text:p text:style-name="P96">Overview</text:p>
      <text:p text:style-name="Normal"><text:span text:style-name="T97">Rhythm Master</text:span><text:s/>is a skill-based rhythm game built directly into the Sublime Sounds ecosystem.</text:p>
      <text:p text:style-name="Normal">Players:</text:p>
      <text:list text:style-name="LFO8" text:continue-numbering="true">
        <text:list-item>
          <text:p text:style-name="P98">Use their Music NFTs as playable tracks</text:p>
        </text:list-item>
        <text:list-item>
          <text:p text:style-name="P99">Earn<text:s/><text:span text:style-name="T100">$SSN</text:span><text:s/>through gameplay performance</text:p>
        </text:list-item>
        <text:list-item>
          <text:p text:style-name="P101">Unlock<text:s/><text:span text:style-name="T102">NFT drops</text:span><text:s/>via rare in-game events</text:p>
        </text:list-item>
        <text:list-item>
          <text:p text:style-name="P103">Compete on seasonal leaderboards</text:p>
        </text:list-item>
      </text:list>
      <text:soft-page-break/>
      <text:p text:style-name="Normal"><draw:custom-shape svg:x="0in" svg:y="0in" svg:width="45.51042in" svg:height="0.00139in" draw:z-index="0" draw:id="id8" draw:style-name="a8" draw:name="Horizontal Line 147" text:anchor-type="as-char"><svg:title/><svg:desc/><draw:enhanced-geometry draw:type="non-primitive" svg:viewBox="0 0 21600 21600" draw:enhanced-path="M 0 0 L 21600 0 21600 21600 0 21600 Z N"/></draw:custom-shape></text:p>
      <text:p text:style-name="P104">Gameplay Loop</text:p>
      <text:list text:style-name="LFO9" text:continue-numbering="true">
        <text:list-item>
          <text:p text:style-name="P105">Connect WAX or Anchor wallet</text:p>
        </text:list-item>
        <text:list-item>
          <text:p text:style-name="P106">Select owned Music NFT</text:p>
        </text:list-item>
        <text:list-item>
          <text:p text:style-name="P107">Pay SSN entry fee (unless admin/pass holder)</text:p>
        </text:list-item>
        <text:list-item>
          <text:p text:style-name="P108">Play rhythm-based gameplay</text:p>
        </text:list-item>
        <text:list-item>
          <text:p text:style-name="P109">Earn SSN via performance</text:p>
        </text:list-item>
        <text:list-item>
          <text:p text:style-name="P110">Chance to win NFT drops</text:p>
        </text:list-item>
        <text:list-item>
          <text:p text:style-name="P111">SSN settled on-chain at game end</text:p>
        </text:list-item>
      </text:list>
      <text:p text:style-name="Normal"><draw:custom-shape svg:x="0in" svg:y="0in" svg:width="45.51042in" svg:height="0.00139in" draw:z-index="0" draw:id="id9" draw:style-name="a9" draw:name="Horizontal Line 148" text:anchor-type="as-char"><svg:title/><svg:desc/><draw:enhanced-geometry draw:type="non-primitive" svg:viewBox="0 0 21600 21600" draw:enhanced-path="M 0 0 L 21600 0 21600 21600 0 21600 Z N"/></draw:custom-shape></text:p>
      <text:p text:style-name="P112">In-Game Rewards</text:p>
      <text:p text:style-name="P113">SSN Rewards</text:p>
      <text:list text:style-name="LFO10" text:continue-numbering="true">
        <text:list-item>
          <text:p text:style-name="P114">Earned through precision hits (e.g. Sublime hits)</text:p>
        </text:list-item>
        <text:list-item>
          <text:p text:style-name="P115">Accumulated during a run</text:p>
        </text:list-item>
        <text:list-item>
          <text:p text:style-name="P116">Settled via Supabase edge functions</text:p>
        </text:list-item>
        <text:list-item>
          <text:p text:style-name="P117">Paid from treasury wallet to player wallet</text:p>
        </text:list-item>
      </text:list>
      <text:p text:style-name="P118">NFT Drops</text:p>
      <text:list text:style-name="LFO11" text:continue-numbering="true">
        <text:list-item>
          <text:p text:style-name="P119">Triggered by rare “NFT notes”</text:p>
        </text:list-item>
        <text:list-item>
          <text:p text:style-name="P120">Must be hit with perfect timing</text:p>
        </text:list-item>
        <text:list-item>
          <text:p text:style-name="P121">Subject to:</text:p>
          <text:list text:continue-numbering="true">
            <text:list-item>
              <text:p text:style-name="P122">Cooldowns</text:p>
            </text:list-item>
            <text:list-item>
              <text:p text:style-name="P123">Per-user limits</text:p>
            </text:list-item>
            <text:list-item>
              <text:p text:style-name="P124">Global drop probabilities</text:p>
            </text:list-item>
          </text:list>
        </text:list-item>
        <text:list-item>
          <text:p text:style-name="P125">Minted or transferred on-chain</text:p>
        </text:list-item>
      </text:list>
      <text:p text:style-name="Normal"><draw:custom-shape svg:x="0in" svg:y="0in" svg:width="45.51042in" svg:height="0.00139in" draw:z-index="0" draw:id="id10" draw:style-name="a10" draw:name="Horizontal Line 149" text:anchor-type="as-char"><svg:title/><svg:desc/><draw:enhanced-geometry draw:type="non-primitive" svg:viewBox="0 0 21600 21600" draw:enhanced-path="M 0 0 L 21600 0 21600 21600 0 21600 Z N"/></draw:custom-shape></text:p>
      <text:p text:style-name="P126">Anti-Abuse Design</text:p>
      <text:list text:style-name="LFO12" text:continue-numbering="true">
        <text:list-item>
          <text:p text:style-name="P127">One NFT win per season per user</text:p>
        </text:list-item>
        <text:list-item>
          <text:p text:style-name="P128">Global cooldowns</text:p>
        </text:list-item>
        <text:list-item>
          <text:p text:style-name="P129">Server-side validation</text:p>
        </text:list-item>
        <text:list-item>
          <text:p text:style-name="P130">No client-side authority over rewards</text:p>
        </text:list-item>
      </text:list>
      <text:p text:style-name="Normal"><draw:custom-shape svg:x="0in" svg:y="0in" svg:width="45.51042in" svg:height="0.00139in" draw:z-index="0" draw:id="id11" draw:style-name="a11" draw:name="Horizontal Line 150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131">7. Sublime Sounds Network Token ($SSN)</text:p>
      <text:p text:style-name="P132">Token Overview</text:p>
      <text:list text:style-name="LFO13" text:continue-numbering="true">
        <text:list-item>
          <text:p text:style-name="P133">Blockchain: WAX (EOSIO)</text:p>
        </text:list-item>
        <text:list-item>
          <text:p text:style-name="P134">Contract: metatoken.gm</text:p>
        </text:list-item>
        <text:list-item>
          <text:p text:style-name="P135">Symbol: SSN</text:p>
        </text:list-item>
        <text:list-item>
          <text:p text:style-name="P136">Max Supply:<text:s/><text:span text:style-name="T137">100,000,000,000 SSN</text:span></text:p>
        </text:list-item>
      </text:list>
      <text:p text:style-name="Normal"><draw:custom-shape svg:x="0in" svg:y="0in" svg:width="45.51042in" svg:height="0.00139in" draw:z-index="0" draw:id="id12" draw:style-name="a12" draw:name="Horizontal Line 151" text:anchor-type="as-char"><svg:title/><svg:desc/><draw:enhanced-geometry draw:type="non-primitive" svg:viewBox="0 0 21600 21600" draw:enhanced-path="M 0 0 L 21600 0 21600 21600 0 21600 Z N"/></draw:custom-shape></text:p>
      <text:p text:style-name="P138">How $SSN Is Earned</text:p>
      <text:list text:style-name="LFO14" text:continue-numbering="true">
        <text:list-item>
          <text:p text:style-name="P139">Staking Music NFTs and Artist Cards (WaxDAO)</text:p>
        </text:list-item>
        <text:list-item>
          <text:p text:style-name="P140">Playing Rhythm Master</text:p>
        </text:list-item>
        <text:list-item>
          <text:p text:style-name="P141">Artist onboarding incentives</text:p>
        </text:list-item>
        <text:list-item>
          <text:p text:style-name="P142">Membership pass rewards</text:p>
        </text:list-item>
        <text:list-item>
          <text:p text:style-name="P143">Community events and airdrops</text:p>
        </text:list-item>
      </text:list>
      <text:p text:style-name="Normal"><draw:custom-shape svg:x="0in" svg:y="0in" svg:width="45.51042in" svg:height="0.00139in" draw:z-index="0" draw:id="id13" draw:style-name="a13" draw:name="Horizontal Line 152" text:anchor-type="as-char"><svg:title/><svg:desc/><draw:enhanced-geometry draw:type="non-primitive" svg:viewBox="0 0 21600 21600" draw:enhanced-path="M 0 0 L 21600 0 21600 21600 0 21600 Z N"/></draw:custom-shape></text:p>
      <text:p text:style-name="P144">$SSN Utility</text:p>
      <text:p text:style-name="P145">Current Utility</text:p>
      <text:list text:style-name="LFO15" text:continue-numbering="true">
        <text:list-item>
          <text:p text:style-name="P146">Purchase Music NFTs</text:p>
        </text:list-item>
        <text:list-item>
          <text:p text:style-name="P147">Artist tipping</text:p>
        </text:list-item>
        <text:list-item>
          <text:p text:style-name="P148">Rhythm Master entry fees</text:p>
        </text:list-item>
        <text:list-item>
          <text:p text:style-name="P149">NFT raffles</text:p>
        </text:list-item>
        <text:list-item>
          <text:p text:style-name="P150">Trading on Alcor &amp; Defibox</text:p>
        </text:list-item>
        <text:list-item>
          <text:p text:style-name="P151">Liquidity provision</text:p>
        </text:list-item>
      </text:list>
      <text:p text:style-name="P152">Future Utility</text:p>
      <text:list text:style-name="LFO16" text:continue-numbering="true">
        <text:list-item>
          <text:p text:style-name="P153">Token staking</text:p>
        </text:list-item>
        <text:list-item>
          <text:p text:style-name="P154">IRL &amp; metaverse event tickets</text:p>
        </text:list-item>
        <text:list-item>
          <text:p text:style-name="P155">Merchandise purchases</text:p>
        </text:list-item>
        <text:list-item>
          <text:p text:style-name="P156">Exclusive collaborations</text:p>
        </text:list-item>
        <text:list-item>
          <text:p text:style-name="P157">DAO governance mechanisms</text:p>
        </text:list-item>
      </text:list>
      <text:p text:style-name="Normal"><draw:custom-shape svg:x="0in" svg:y="0in" svg:width="45.51042in" svg:height="0.00139in" draw:z-index="0" draw:id="id14" draw:style-name="a14" draw:name="Horizontal Line 153" text:anchor-type="as-char"><svg:title/><svg:desc/><draw:enhanced-geometry draw:type="non-primitive" svg:viewBox="0 0 21600 21600" draw:enhanced-path="M 0 0 L 21600 0 21600 21600 0 21600 Z N"/></draw:custom-shape></text:p>
      <text:p text:style-name="P158">8. NFT Staking &amp; WaxDAO Integration</text:p>
      <text:soft-page-break/>
      <text:p text:style-name="Normal">Sublime Sounds NFTs can be staked via<text:s/><text:span text:style-name="T159">WaxDAO</text:span>, allowing holders to earn $SSN passively.</text:p>
      <text:list text:style-name="LFO17" text:continue-numbering="true">
        <text:list-item>
          <text:p text:style-name="P160">More NFTs staked = higher rewards</text:p>
        </text:list-item>
        <text:list-item>
          <text:p text:style-name="P161">Redundant NFTs (e.g. raffle tickets) have dedicated pools</text:p>
        </text:list-item>
        <text:list-item>
          <text:p text:style-name="P162">Artists and collectors benefit equally</text:p>
        </text:list-item>
      </text:list>
      <text:p text:style-name="Normal"><draw:custom-shape svg:x="0in" svg:y="0in" svg:width="45.51042in" svg:height="0.00139in" draw:z-index="0" draw:id="id15" draw:style-name="a15" draw:name="Horizontal Line 154" text:anchor-type="as-char"><svg:title/><svg:desc/><draw:enhanced-geometry draw:type="non-primitive" svg:viewBox="0 0 21600 21600" draw:enhanced-path="M 0 0 L 21600 0 21600 21600 0 21600 Z N"/></draw:custom-shape></text:p>
      <text:p text:style-name="P163">9. Merchandise NFT Packs</text:p>
      <text:p text:style-name="Normal">From time to time, Sublime Sounds releases<text:s/><text:span text:style-name="T164">Merchandise Packs</text:span>, redeemable for physical items.</text:p>
      <text:p text:style-name="Normal">Each pack contains:</text:p>
      <text:list text:style-name="LFO18" text:continue-numbering="true">
        <text:list-item>
          <text:p text:style-name="P165">One NFT card</text:p>
        </text:list-item>
        <text:list-item>
          <text:p text:style-name="P166">A chance-based rarity distribution</text:p>
        </text:list-item>
        <text:list-item>
          <text:p text:style-name="P167">Redeemable instructions embedded in metadata</text:p>
        </text:list-item>
        <text:list-item>
          <text:p text:style-name="P168">NFTs remain owned after redemption</text:p>
        </text:list-item>
        <text:list-item>
          <text:p text:style-name="P169">Eligible for SSN staking</text:p>
        </text:list-item>
      </text:list>
      <text:p text:style-name="Normal"><draw:custom-shape svg:x="0in" svg:y="0in" svg:width="45.51042in" svg:height="0.00139in" draw:z-index="0" draw:id="id16" draw:style-name="a16" draw:name="Horizontal Line 155" text:anchor-type="as-char"><svg:title/><svg:desc/><draw:enhanced-geometry draw:type="non-primitive" svg:viewBox="0 0 21600 21600" draw:enhanced-path="M 0 0 L 21600 0 21600 21600 0 21600 Z N"/></draw:custom-shape></text:p>
      <text:p text:style-name="P170">10. Membership Pass System</text:p>
      <text:p text:style-name="P171">Level 1 Membership Pass</text:p>
      <text:list text:style-name="LFO19" text:continue-numbering="true">
        <text:list-item>
          <text:p text:style-name="P172">Supply: 100</text:p>
        </text:list-item>
        <text:list-item>
          <text:p text:style-name="P173">Distributed via whitelists, events, quizzes</text:p>
        </text:list-item>
      </text:list>
      <text:p text:style-name="P174">Token Rewards</text:p>
      <table:table table:style-name="Table175">
        <table:table-columns>
          <table:table-column table:style-name="TableColumn176"/>
          <table:table-column table:style-name="TableColumn177"/>
        </table:table-columns>
        <table:table-header-rows>
          <table:table-row table:style-name="TableRow178">
            <table:table-cell table:style-name="TableCell179">
              <text:p text:style-name="P180">Passes Held</text:p>
            </table:table-cell>
            <table:table-cell table:style-name="TableCell181">
              <text:p text:style-name="P182">SSN Reward</text:p>
            </table:table-cell>
          </table:table-row>
        </table:table-header-rows>
        <table:table-row table:style-name="TableRow183">
          <table:table-cell table:style-name="TableCell184">
            <text:p text:style-name="Normal">1</text:p>
          </table:table-cell>
          <table:table-cell table:style-name="TableCell185">
            <text:p text:style-name="Normal">10,000</text:p>
          </table:table-cell>
        </table:table-row>
        <table:table-row table:style-name="TableRow186">
          <table:table-cell table:style-name="TableCell187">
            <text:p text:style-name="Normal">2</text:p>
          </table:table-cell>
          <table:table-cell table:style-name="TableCell188">
            <text:p text:style-name="Normal">15,000</text:p>
          </table:table-cell>
        </table:table-row>
        <table:table-row table:style-name="TableRow189">
          <table:table-cell table:style-name="TableCell190">
            <text:p text:style-name="Normal">3</text:p>
          </table:table-cell>
          <table:table-cell table:style-name="TableCell191">
            <text:p text:style-name="Normal">20,000</text:p>
          </table:table-cell>
        </table:table-row>
        <table:table-row table:style-name="TableRow192">
          <table:table-cell table:style-name="TableCell193">
            <text:p text:style-name="Normal">4+</text:p>
          </table:table-cell>
          <table:table-cell table:style-name="TableCell194">
            <text:p text:style-name="Normal">No additional</text:p>
          </table:table-cell>
        </table:table-row>
      </table:table>
      <text:p text:style-name="Normal">Mint #1–3 receive<text:s/><text:span text:style-name="T195">double rewards</text:span><text:s/>(once only).</text:p>
      <text:p text:style-name="Normal"><draw:custom-shape svg:x="0in" svg:y="0in" svg:width="45.51042in" svg:height="0.00139in" draw:z-index="0" draw:id="id17" draw:style-name="a17" draw:name="Horizontal Line 156" text:anchor-type="as-char"><svg:title/><svg:desc/><draw:enhanced-geometry draw:type="non-primitive" svg:viewBox="0 0 21600 21600" draw:enhanced-path="M 0 0 L 21600 0 21600 21600 0 21600 Z N"/></draw:custom-shape></text:p>
      <text:p text:style-name="P196">Membership Benefits</text:p>
      <text:list text:style-name="LFO20" text:continue-numbering="true">
        <text:list-item>
          <text:p text:style-name="P197">Free annual music releases</text:p>
        </text:list-item>
        <text:list-item>
          <text:p text:style-name="P198">Guaranteed whitelist access</text:p>
        </text:list-item>
        <text:list-item>
          <text:p text:style-name="P199">Exclusive NFT drops</text:p>
        </text:list-item>
        <text:list-item>
          <text:p text:style-name="P200">Priority access to features and events</text:p>
        </text:list-item>
      </text:list>
      <text:p text:style-name="Normal"><draw:custom-shape svg:x="0in" svg:y="0in" svg:width="45.51042in" svg:height="0.00139in" draw:z-index="0" draw:id="id18" draw:style-name="a18" draw:name="Horizontal Line 157" text:anchor-type="as-char"><svg:title/><svg:desc/><draw:enhanced-geometry draw:type="non-primitive" svg:viewBox="0 0 21600 21600" draw:enhanced-path="M 0 0 L 21600 0 21600 21600 0 21600 Z N"/></draw:custom-shape></text:p>
      <text:p text:style-name="P201">11. Community &amp; Collaboration</text:p>
      <text:p text:style-name="Normal">Sublime Sounds is designed as a<text:s/><text:span text:style-name="T202">collaborative hub</text:span>, bringing together:</text:p>
      <text:list text:style-name="LFO21" text:continue-numbering="true">
        <text:list-item>
          <text:p text:style-name="P203">Music artists</text:p>
        </text:list-item>
        <text:list-item>
          <text:p text:style-name="P204">Digital artists</text:p>
        </text:list-item>
        <text:list-item>
          <text:p text:style-name="P205">NFT collections</text:p>
        </text:list-item>
        <text:list-item>
          <text:p text:style-name="P206">Developers</text:p>
        </text:list-item>
        <text:list-item>
          <text:p text:style-name="P207">Gamers</text:p>
        </text:list-item>
        <text:list-item>
          <text:p text:style-name="P208">Collectors</text:p>
        </text:list-item>
      </text:list>
      <text:p text:style-name="Normal">Artists participate in:</text:p>
      <text:list text:style-name="LFO22" text:continue-numbering="true">
        <text:list-item>
          <text:p text:style-name="P209">Card design decisions</text:p>
        </text:list-item>
        <text:list-item>
          <text:p text:style-name="P210">Cross-collection collaborations</text:p>
        </text:list-item>
        <text:list-item>
          <text:p text:style-name="P211">Community governance initiatives</text:p>
        </text:list-item>
      </text:list>
      <text:p text:style-name="Normal"><draw:custom-shape svg:x="0in" svg:y="0in" svg:width="45.51042in" svg:height="0.00139in" draw:z-index="0" draw:id="id19" draw:style-name="a19" draw:name="Horizontal Line 158" text:anchor-type="as-char"><svg:title/><svg:desc/><draw:enhanced-geometry draw:type="non-primitive" svg:viewBox="0 0 21600 21600" draw:enhanced-path="M 0 0 L 21600 0 21600 21600 0 21600 Z N"/></draw:custom-shape></text:p>
      <text:p text:style-name="P212">12. Technical Architecture (High-Level)</text:p>
      <text:list text:style-name="LFO23" text:continue-numbering="true">
        <text:list-item>
          <text:p text:style-name="P213"><text:span text:style-name="T214">Blockchain</text:span>: WAX</text:p>
        </text:list-item>
        <text:list-item>
          <text:p text:style-name="P215"><text:span text:style-name="T216">NFT Standard</text:span>: AtomicAssets</text:p>
        </text:list-item>
        <text:list-item>
          <text:p text:style-name="P217"><text:span text:style-name="T218">Token</text:span>: EOSIO standard</text:p>
        </text:list-item>
        <text:list-item>
          <text:p text:style-name="P219"><text:span text:style-name="T220">Game Backend</text:span>: Supabase Edge Functions</text:p>
        </text:list-item>
        <text:list-item>
          <text:p text:style-name="P221"><text:span text:style-name="T222">Wallets</text:span>: WAX Cloud Wallet, Anchor</text:p>
        </text:list-item>
        <text:list-item>
          <text:p text:style-name="P223"><text:span text:style-name="T224">Data Integrity</text:span>: Server-authoritative reward logic</text:p>
        </text:list-item>
        <text:list-item>
          <text:p text:style-name="P225"><text:span text:style-name="T226">Security</text:span>: Service-role isolated, client-signed actions only</text:p>
        </text:list-item>
      </text:list>
      <text:p text:style-name="Normal"><draw:custom-shape svg:x="0in" svg:y="0in" svg:width="45.51042in" svg:height="0.00139in" draw:z-index="0" draw:id="id20" draw:style-name="a20" draw:name="Horizontal Line 159" text:anchor-type="as-char"><svg:title/><svg:desc/><draw:enhanced-geometry draw:type="non-primitive" svg:viewBox="0 0 21600 21600" draw:enhanced-path="M 0 0 L 21600 0 21600 21600 0 21600 Z N"/></draw:custom-shape></text:p>
      <text:p text:style-name="P227">13. Roadmap (High-Level)</text:p>
      <text:list text:style-name="LFO24" text:continue-numbering="true">
        <text:list-item>
          <text:p text:style-name="P228">Expanded Rhythm Master features</text:p>
        </text:list-item>
        <text:list-item>
          <text:p text:style-name="P229">More artists &amp; revisions</text:p>
        </text:list-item>
        <text:list-item>
          <text:p text:style-name="P230">Advanced token sinks</text:p>
        </text:list-item>
        <text:list-item>
          <text:p text:style-name="P231">DAO governance layer</text:p>
        </text:list-item>
        <text:list-item>
          <text:p text:style-name="P232">Mobile optimizations</text:p>
        </text:list-item>
        <text:list-item>
          <text:p text:style-name="P233">Metaverse integrations</text:p>
        </text:list-item>
      </text:list>
      <text:p text:style-name="Normal"><draw:custom-shape svg:x="0in" svg:y="0in" svg:width="45.51042in" svg:height="0.00139in" draw:z-index="0" draw:id="id21" draw:style-name="a21" draw:name="Horizontal Line 160" text:anchor-type="as-char"><svg:title/><svg:desc/><draw:enhanced-geometry draw:type="non-primitive" svg:viewBox="0 0 21600 21600" draw:enhanced-path="M 0 0 L 21600 0 21600 21600 0 21600 Z N"/></draw:custom-shape></text:p>
      <text:p text:style-name="P234">14. Legal &amp; Disclaimer</text:p>
      <text:p text:style-name="Normal">This document is a<text:s/><text:span text:style-name="T235">living document</text:span><text:s/>and subject to change.</text:p>
      <text:p text:style-name="Normal">Nothing herein constitutes:</text:p>
      <text:list text:style-name="LFO25" text:continue-numbering="true">
        <text:list-item>
          <text:p text:style-name="P236">Financial advice</text:p>
        </text:list-item>
        <text:list-item>
          <text:p text:style-name="P237">Investment solicitation</text:p>
        </text:list-item>
        <text:list-item>
          <text:p text:style-name="P238">Security offering</text:p>
        </text:list-item>
      </text:list>
      <text:p text:style-name="Normal">Sublime Sounds NFTs are digital collectibles built on the WAX blockchain.</text:p>
      <text:p text:style-name="Normal">Always conduct your own research.</text:p>
      <text:p text:style-name="Normal"><draw:custom-shape svg:x="0in" svg:y="0in" svg:width="45.51042in" svg:height="0.00139in" draw:z-index="0" draw:id="id22" draw:style-name="a22" draw:name="Horizontal Line 161" text:anchor-type="as-char"><svg:title/><svg:desc/><draw:enhanced-geometry draw:type="non-primitive" svg:viewBox="0 0 21600 21600" draw:enhanced-path="M 0 0 L 21600 0 21600 21600 0 21600 Z N"/></draw:custom-shape></text:p>
      <text:p text:style-name="P239">15. Contact</text:p>
      <text:p text:style-name="Normal"><text:span text:style-name="T240">📧</text:span><text:s/><text:span text:style-name="T241">simon@sublime-sound.com</text:span><text:line-break/><text:span text:style-name="T242">🌐</text:span><text:s/><text:a xlink:href="https://sublime-sound.com" office:target-frame-name="_new" xlink:show="replace"><text:span text:style-name="T243">https://sublime-sound.com</text:span></text:a><text:line-break/><text:span text:style-name="T244">🎮</text:span><text:s/>Rhythm Master – Powered by Sublime Sound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 Hyde</meta:initial-creator>
    <dc:creator>Simon Hyde</dc:creator>
    <meta:creation-date>2025-12-21T20:33:00Z</meta:creation-date>
    <dc:date>2025-12-21T20:34:00Z</dc:date>
    <meta:template xlink:href="Normal.dotm" xlink:type="simple"/>
    <meta:editing-cycles>1</meta:editing-cycles>
    <meta:editing-duration>PT0S</meta:editing-duration>
    <meta:document-statistic meta:page-count="8" meta:paragraph-count="13" meta:word-count="988" meta:character-count="6609" meta:row-count="46" meta:non-whitespace-character-count="5634"/>
  </office:meta>
</office:document-meta>
</file>